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paragraph-properties fo:text-align="center" style:justify-single-word="false"/>
      <style:text-properties style:font-name="FreeSans" fo:font-size="11pt" style:font-size-asian="11pt" style:font-size-complex="11pt"/>
    </style:style>
    <style:style style:name="P3" style:family="paragraph" style:parent-style-name="Standard">
      <style:text-properties style:font-name="FreeSans" fo:font-size="11pt" fo:font-weight="bold" style:font-size-asian="11pt" style:font-weight-asian="bold" style:font-size-complex="11pt"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fo:font-size="11pt" style:font-size-asian="11pt" style:font-size-complex="11pt"/>
    </style:style>
    <style:style style:name="P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8" style:family="paragraph" style:parent-style-name="Standard">
      <style:paragraph-properties fo:margin-left="0.4925in" fo:margin-right="0in" fo:text-indent="0in" style:auto-text-indent="false"/>
      <style:text-properties style:font-name="FreeSans" fo:font-size="11pt" officeooo:paragraph-rsid="0011d2de" style:font-size-asian="11pt" style:font-size-complex="11pt"/>
    </style:style>
    <style:style style:name="P9" style:family="paragraph" style:parent-style-name="Standard">
      <style:paragraph-properties fo:margin-left="0.9846in" fo:margin-right="0in" fo:text-indent="0in" style:auto-text-indent="false"/>
      <style:text-properties style:font-name="FreeSans" fo:font-size="11pt" style:font-size-asian="11pt" style:font-size-complex="11pt"/>
    </style:style>
    <style:style style:name="P10" style:family="paragraph" style:parent-style-name="Standard">
      <style:paragraph-properties fo:margin-left="0.9846in" fo:margin-right="0in" fo:text-indent="0in" style:auto-text-indent="false"/>
      <style:text-properties style:font-name="FreeSans" fo:font-size="11pt" officeooo:paragraph-rsid="0011d2de" style:font-size-asian="11pt" style:font-size-complex="11pt"/>
    </style:style>
    <style:style style:name="P11" style:family="paragraph" style:parent-style-name="Standard">
      <style:paragraph-properties fo:margin-left="0.9846in" fo:margin-right="0in" fo:text-indent="0in" style:auto-text-indent="false"/>
      <style:text-properties style:font-name="FreeSans" fo:font-size="11pt" officeooo:rsid="0011d2de" officeooo:paragraph-rsid="0011d2de" style:font-size-asian="11pt" style:font-size-complex="11pt"/>
    </style:style>
    <style:style style:name="P12" style:family="paragraph" style:parent-style-name="Standard">
      <style:paragraph-properties fo:margin-left="1.4772in" fo:margin-right="0in" fo:text-indent="0in" style:auto-text-indent="false"/>
      <style:text-properties style:font-name="FreeSans" fo:font-size="11pt" style:font-size-asian="11pt" style:font-size-complex="11pt"/>
    </style:style>
    <style:style style:name="P13"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14" style:family="paragraph" style:parent-style-name="Standard">
      <style:paragraph-properties fo:margin-left="0in" fo:margin-right="0in" fo:text-indent="0in" style:auto-text-indent="false"/>
      <style:text-properties style:font-name="FreeSans" fo:font-size="11pt" officeooo:paragraph-rsid="0011d2de" style:font-size-asian="11pt" style:font-size-complex="11pt"/>
    </style:style>
    <style:style style:name="P15" style:family="paragraph" style:parent-style-name="Standard" style:list-style-name="L1">
      <style:text-properties style:font-name="FreeSans" fo:font-size="11pt" style:font-size-asian="11pt" style:font-size-complex="11pt"/>
    </style:style>
    <style:style style:name="P16" style:family="paragraph" style:parent-style-name="Standard" style:list-style-name="L2">
      <style:text-properties style:font-name="FreeSans" fo:font-size="11pt" style:font-size-asian="11pt" style:font-size-complex="11pt"/>
    </style:style>
    <style:style style:name="P1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18" style:family="paragraph" style:parent-style-name="Standard" style:list-style-name="L2">
      <style:paragraph-properties fo:margin-left="0.4925in" fo:margin-right="0in" fo:text-indent="0in" style:auto-text-indent="false"/>
      <style:text-properties style:font-name="FreeSans" fo:font-size="11pt" style:font-size-asian="11pt" style:font-size-complex="11pt"/>
    </style:style>
    <style:style style:name="P19" style:family="paragraph" style:parent-style-name="Standard">
      <style:paragraph-properties fo:margin-left="0.4925in" fo:margin-right="0in" fo:text-indent="0in" style:auto-text-indent="false"/>
      <style:text-properties style:font-name="FreeSans" fo:font-size="11pt" officeooo:paragraph-rsid="0012b346" style:font-size-asian="11pt" style:font-size-complex="11pt"/>
    </style:style>
    <style:style style:name="P20" style:family="paragraph" style:parent-style-name="Standard">
      <style:paragraph-properties fo:margin-left="0.9846in" fo:margin-right="0in" fo:text-indent="0in" style:auto-text-indent="false"/>
      <style:text-properties style:font-name="FreeSans" fo:font-size="11pt" officeooo:paragraph-rsid="0012b346" style:font-size-asian="11pt" style:font-size-complex="11pt"/>
    </style:style>
    <style:style style:name="P21" style:family="paragraph" style:parent-style-name="Standard">
      <style:paragraph-properties fo:margin-left="0in" fo:margin-right="0in" fo:text-indent="0in" style:auto-text-indent="false"/>
      <style:text-properties style:font-name="FreeSans" fo:font-size="11pt" officeooo:paragraph-rsid="0012b346"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1d2de"/>
    </style:style>
    <style:style style:name="T4" style:family="text">
      <style:text-properties officeooo:rsid="0012b346"/>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5 – Agile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7">•<text:tab/>First come, first served! <text:s text:c="2"/></text:p>
      <text:p text:style-name="P7">•<text:tab/>Fork the final project on GitHub, clone to your directory, and control it with git</text:p>
      <text:p text:style-name="P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7">•<text:tab/>Note that although you can expect some help from your teammates during collaboration, your INITIAL answer should reflect that you are the main person responsible for these answers.</text:p>
      <text:p text:style-name="P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7">•<text:tab/>Record this meeting in a Hangout. List the link in both Pivotal Tracker and GitHub.</text:p>
      <text:p text:style-name="P7">•<text:tab/>Update/reword your answers as necessary and merge them to GitHub.</text:p>
      <text:p text:style-name="P7">•<text:tab/>List the collaborators for each question in both pivotal tracker and your exam doc.</text:p>
      <text:p text:style-name="P7">•<text:tab/>When all of the answers are complete and updated, press DELIVER on Pivotal Tracker, and make sure you've pushed to and made them available on GitHub for review.</text:p>
      <text:p text:style-name="P7">•<text:tab/>ALL questions from ALL teams must be DELIVERED BEFORE the scheduled final on Monday, May 11 from 5:40-7:40PM.</text:p>
      <text:p text:style-name="P1">4.<text:tab/>Each question (except the last) must be peer-reviewed by the members of a different team, and all reviewers must be listed both in pivotal tracker and in your exam document.</text:p>
      <text:p text:style-name="P7">•<text:tab/>Your best opportunity for this will be at the scheduled final on Monday, May 11 from 5:40-7:40PM.</text:p>
      <text:p text:style-name="P7">•<text:tab/>Team 1 will review Team 3's answers, and vice versa, Team 2 will review Team 4's answers and vice versa.</text:p>
      <text:p text:style-name="P7">•<text:tab/>Answers to be reviewed must have been made available on GitHub as per #3 above.</text:p>
      <text:p text:style-name="P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7">•<text:tab/>Press ACCEPT on Pivotal Tracker after review has been written up and pushed to GitHub.</text:p>
      <text:p text:style-name="P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7">•<text:tab/>You must give a clear reason for doing so, you must clearly mark your changes, and your modifications must serve a real purpose that makes a genuine and significant contribution to the answer (i.e., does not serve as mere window-dressing on your part). </text:p>
      <text:p text:style-name="P7">•<text:tab/>You must also note your refactoring of the question on a Pivotal Tracker Activity entry. <text:s/></text:p>
      <text:p text:style-name="P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style-name="P1">Note: <text:s/>Please <text:span text:style-name="T2">manually</text:span> draw and scan illustrations, <text:span text:style-name="T2">don't</text:span> <text:s/>draw them electronically.</text:p>
      <text:p text:style-name="P6">Grading</text:p>
      <text:p text:style-name="P1">1.<text:tab/>Each question will be graded on a 100 point scale, then the scores for all questions will be averaged:</text:p>
      <text:p text:style-name="P7">o<text:tab/>Twenty points for spelling, grammar, format and general structure.</text:p>
      <text:p text:style-name="P7">o<text:tab/>Twenty points for correctness and precision.</text:p>
      <text:p text:style-name="P7">o<text:tab/>Twenty points for completeness.</text:p>
      <text:p text:style-name="P7">o<text:tab/>Twenty points for clarity.</text:p>
      <text:p text:style-name="P7">o<text:tab/>Twenty points for overall quality: <text:s/>your writing style should be persuasive and capture the interest of the reader, any accompanying drawings or illustrations should be properly rendered.</text:p>
      <text:p text:style-name="P7">o<text:tab/>Submit thoughtful and carefully reasoned answers, NOT canned, generic responses gleaned from google or Wikipedia!</text:p>
      <text:p text:style-name="P1">2.<text:tab/>Each student will be graded on a 100+ point scale</text:p>
      <text:p text:style-name="P7">o<text:tab/>40 points for answering two questions <text:s/>(20% of each question's score).</text:p>
      <text:p text:style-name="P7">o<text:tab/>10 points for answering last question (if complete, answer doesn't matter).</text:p>
      <text:p text:style-name="P7">o<text:tab/>20 points for significant collaborative contributions to teammates – include link to Hangout (weighted average of the score for each question on which you collaborate).</text:p>
      <text:p text:style-name="P7">o<text:tab/>20 points for substantial review of other team's answers – include link to Hangout <text:s/>(weighted average of the score for each question reviewed).</text:p>
      <text:p text:style-name="P7">o<text:tab/>5 points for proper management of and communication on Pivotal Tracker</text:p>
      <text:p text:style-name="P7">o<text:tab/>5 points for proper interactions with GitHub</text:p>
      <text:p text:style-name="P7">o<text:tab/>-1 point for EACH significant defect identified and updated during review of team's answers (i.e., your questions and those on which you collaborated).</text:p>
      <text:p text:style-name="P7">o<text:tab/>+2.5 points for any significant refactors you can perform on someone else's question (step 5 above)</text:p>
      <text:p text:style-name="P7">o<text:tab/>-2.5 points for any significant refactors performed on YOUR question (step 5 above)</text:p>
      <text:list xml:id="list1668789246402976890" text:style-name="L1">
        <text:list-item>
          <text:p text:style-name="P15">Your final grade will be the average of the Class Performance grade (#1) and your individual contribution grade (#2)</text:p>
        </text:list-item>
      </text:list>
      <text:p text:style-name="P1"/>
      <text:p text:style-name="P3"/>
      <text:p text:style-name="P5"><text:span text:style-name="T1">Answer Template</text:span> (Insert after <text:span text:style-name="T2">each</text:span> question BEFORE answering):</text:p>
      <text:p text:style-name="P1"/>
      <text:p text:style-name="P13">ANS. &lt;Question #&gt;: <text:s/></text:p>
      <text:p text:style-name="P7">Pivotal Tracker URL: <text:s/>&lt;Pivotal Tracer URL&gt;</text:p>
      <text:p text:style-name="P7">Owner Name: <text:s/>&lt;Owner Name&gt;</text:p>
      <text:p text:style-name="P7">Initial Answer:</text:p>
      <text:p text:style-name="P9">&lt;Initial Answer&gt;</text:p>
      <text:p text:style-name="P9">&lt;References&gt;</text:p>
      <text:p text:style-name="P9"/>
      <text:p text:style-name="P7">Collaborators: <text:s/>&lt;Collaborator names&gt;</text:p>
      <text:p text:style-name="P7">Collaborator URL: <text:s/>&lt;Hangout on Air URL&gt;</text:p>
      <text:p text:style-name="P7">Collaborator Comments:</text:p>
      <text:p text:style-name="P9">&lt;Comment, Name&gt;<text:line-break/>&lt;Comment, Name&gt; <text:s/>&lt;etc.&gt;</text:p>
      <text:p text:style-name="P7">Updated Answer:</text:p>
      <text:p text:style-name="P9">&lt;Updated Answer&gt;</text:p>
      <text:p text:style-name="P9">&lt;Additional References&gt;</text:p>
      <text:p text:style-name="P9"/>
      <text:p text:style-name="P7">Reviewer: <text:s/>&lt;Reviewer Names&gt;</text:p>
      <text:p text:style-name="P7">Review URL: <text:s/>&lt;Hangout on Air URL&gt;</text:p>
      <text:p text:style-name="P7">Reviewer Comments:</text:p>
      <text:p text:style-name="P9">&lt;Comment, Name&gt;</text:p>
      <text:p text:style-name="P9">&lt;Comment, Name&gt; <text:s/>&lt;etc.&gt;</text:p>
      <text:p text:style-name="P7">Updated Answer:</text:p>
      <text:p text:style-name="P9">&lt;Updated Answer&gt;</text:p>
      <text:p text:style-name="P9">&lt;Additional References&gt;</text:p>
      <text:p text:style-name="P9"/>
      <text:p text:style-name="P7">Refactors:</text:p>
      <text:p text:style-name="P9">&lt;Comment, Name&gt;</text:p>
      <text:p text:style-name="P9">&lt;Updated Answer&gt;</text:p>
      <text:p text:style-name="P9">&lt;Additional References&gt;</text:p>
      <text:p text:style-name="P9"/>
      <text:p text:style-name="P9">&lt;Comment, Name&gt;</text:p>
      <text:p text:style-name="P9">&lt;Updated Answer&gt;</text:p>
      <text:p text:style-name="P9">&lt;Additional References&gt; &lt;for each refactor&gt;</text:p>
      <text:p text:style-name="P9"/>
      <text:p text:style-name="P9"/>
      <text:p text:style-name="P13">Note that I have inserted the template already for Question 1.<text:line-break/>Fill in the designated areas as appropriate, delete any parts that don't apply, and keep the formatting intact<text:line-break/><text:line-break/><text:line-break/></text:p>
      <text:p text:style-name="P1"/>
      <text:p text:style-name="P6">QUESTIONS</text:p>
      <text:p text:style-name="P1">1.<text:tab/>Note that the ACM/IEEE Code of Ethics and Professional Practice is provided in Appendix A of this document. <text:s/>With respect to Therac-25, the Ariane 5 rocket and the FBI Virtual Case File</text:p>
      <text:p text:style-name="P7">a.<text:tab/>Describe what happened.</text:p>
      <text:p text:style-name="P7">b.<text:tab/>Describe the causes leading up to a.</text:p>
      <text:p text:style-name="P7">c.<text:tab/>Describe how a. could have been prevented.</text:p>
      <text:p text:style-name="P7">d.<text:tab/>Discuss which ACM/IEEE Code of Ethics and Professional Practice principles were violated in each of the above projects.</text:p>
      <text:p text:style-name="P7">e.<text:tab/>How can we ensure that developers, managers and clients adhere to these principles, and that violators are disciplined?</text:p>
      <text:p text:style-name="P7">f.<text:tab/>Does following the Agile process model make it more or less likely that violations of the above principles will occur?</text:p>
      <text:p text:style-name="P13">ANS. 1: <text:s/></text:p>
      <text:p text:style-name="P7">Pivotal Tracker URL: <text:s/>&lt;Pivotal Tracer URL&gt;</text:p>
      <text:p text:style-name="P7">Owner Name: <text:s/>&lt;Owner Name&gt;</text:p>
      <text:p text:style-name="P7">Initial Answer:</text:p>
      <text:p text:style-name="P9">&lt;Initial Answer&gt;</text:p>
      <text:p text:style-name="P9">&lt;References&gt;</text:p>
      <text:p text:style-name="P9"/>
      <text:p text:style-name="P7">Collaborators: <text:s/>&lt;Collaborator names&gt;</text:p>
      <text:p text:style-name="P7">Collaborator URL: <text:s/>&lt;Hangout on Air URL&gt;</text:p>
      <text:p text:style-name="P7">Collaborator Comments:</text:p>
      <text:p text:style-name="P9">&lt;Comment, Name&gt;<text:line-break/>&lt;Comment, Name&gt; <text:s/>&lt;etc.&gt;</text:p>
      <text:p text:style-name="P7">Updated Answer:</text:p>
      <text:p text:style-name="P9">&lt;Updated Answer&gt;</text:p>
      <text:p text:style-name="P9">&lt;Additional References&gt;</text:p>
      <text:p text:style-name="P9"/>
      <text:p text:style-name="P7">Reviewer: <text:s/>&lt;Reviewer Names&gt;</text:p>
      <text:p text:style-name="P7">Review URL: <text:s/>&lt;Hangout on Air URL&gt;</text:p>
      <text:p text:style-name="P7">Reviewer Comments:</text:p>
      <text:p text:style-name="P9">&lt;Comment, Name&gt;</text:p>
      <text:p text:style-name="P9">&lt;Comment, Name&gt; <text:s/>&lt;etc.&gt;</text:p>
      <text:p text:style-name="P7">Updated Answer:</text:p>
      <text:p text:style-name="P9">&lt;Updated Answer&gt;</text:p>
      <text:p text:style-name="P9">&lt;Additional References&gt;</text:p>
      <text:p text:style-name="P9"/>
      <text:p text:style-name="P7">Refactors:</text:p>
      <text:p text:style-name="P9">&lt;Comment, Name&gt;</text:p>
      <text:p text:style-name="P9">&lt;Updated Answer&gt;</text:p>
      <text:p text:style-name="P9">&lt;Additional References&gt;</text:p>
      <text:p text:style-name="P9"/>
      <text:p text:style-name="P9">&lt;Comment, Name&gt;</text:p>
      <text:p text:style-name="P9">&lt;Updated Answer&gt;</text:p>
      <text:p text:style-name="P9">&lt;Additional References&gt; &lt;for each refactor&gt;</text:p>
      <text:p text:style-name="P9"/>
      <text:p text:style-name="P9"/>
      <text:p text:style-name="P1">2.<text:tab/>Answer the following:</text:p>
      <text:p text:style-name="P7">a.<text:tab/>What is Software Engineering? <text:s/></text:p>
      <text:p text:style-name="P7">b.<text:tab/>Describe when, where and how it came into being.</text:p>
      <text:p text:style-name="P7">c.<text:tab/>Discuss its evolution with respect to the various process models discussed in class (i.e., what new idea or strategy did each introduce).</text:p>
      <text:p text:style-name="P7">d.<text:tab/>Compare and contrast it to Computer Science in general.</text:p>
      <text:p text:style-name="P1">3.<text:tab/>Answer the following questions with respect to the Waterfall and RAD process models (illustrate as <text:soft-page-break/>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7">a.<text:tab/>What are the major features of the process model (Describe its phases, etc.)?</text:p>
      <text:p text:style-name="P7">b.<text:tab/>When would you recommend using this process model and why?</text:p>
      <text:p text:style-name="P7">c.<text:tab/>When would you NOT recommend using this process model and why?</text:p>
      <text:p text:style-name="P1">4.<text:tab/>Kent Beck, one of the original signers of the Agile Manifesto, is the founder of Extreme Programming, one of the most widely practiced 'flavors' of Agile process development.</text:p>
      <text:p text:style-name="P7">a.<text:tab/>Why is it called 'Extreme' programming? <text:s/></text:p>
      <text:p text:style-name="P7">b.<text:tab/>How does it relate to the best practices of Plan and Document (i.e., 'traditional') Software Engineering?</text:p>
      <text:p text:style-name="P7">c.<text:tab/>Describe the (current) thirteen practices of Extreme Programming.</text:p>
      <text:p text:style-name="P7">d.<text:tab/>Do these practices adequately describe the Agile process methodology?</text:p>
      <text:p text:style-name="P1">5.<text:tab/>Answer the following with respect to PivotalTracker:</text:p>
      <text:p text:style-name="P7">a.<text:tab/>Describe the typical lifecycle of a fictitious user story from Start to Acceptance. <text:s/></text:p>
      <text:p text:style-name="P7">b.<text:tab/>Explain the meaning of each entry and describe its usage (including estimation, requestor, owner, activity, etc.). <text:s/></text:p>
      <text:p text:style-name="P7">c.<text:tab/>Discuss its role in project communication.</text:p>
      <text:p text:style-name="P1">6.<text:tab/>With respect to pair programming:</text:p>
      <text:p text:style-name="P7">a.<text:tab/>What is it? Explain in detail how it is practiced.</text:p>
      <text:p text:style-name="P7">b.<text:tab/>What are its advantages?</text:p>
      <text:p text:style-name="P7">c.<text:tab/>What are its disadvantages?</text:p>
      <text:p text:style-name="P7">d.<text:tab/>What is promiscuous pairing? <text:s/>Should you do it and why?</text:p>
      <text:p text:style-name="P7">e.<text:tab/>Discuss the following statement by Fred Brooks: <text:s/>"You cannot win if your team loses, and you cannot fail if your team wins."</text:p>
      <text:p text:style-name="P1">7.<text:tab/>Explain each of the following Software Engineering productivity mechanisms and discuss two examples of each: </text:p>
      <text:p text:style-name="P7">a.<text:tab/>Clarity via conciseness</text:p>
      <text:p text:style-name="P7">b.<text:tab/>Synthesis</text:p>
      <text:p text:style-name="P7">c.<text:tab/>Reuse</text:p>
      <text:p text:style-name="P7">d.<text:tab/>Automation via Tools</text:p>
      <text:p text:style-name="P13">8.<text:tab/>Answer the following:</text:p>
      <text:p text:style-name="P7">a.<text:tab/>Define ASP and explain why it failed.</text:p>
      <text:p text:style-name="P7">b.<text:tab/>Define SaaS.</text:p>
      <text:p text:style-name="P7">c.<text:tab/>Define SOA.</text:p>
      <text:p text:style-name="P7">d.<text:tab/>Define Cloud Computing.</text:p>
      <text:p text:style-name="P7">e.<text:tab/>Describe the relationships among each of the above.</text:p>
      <text:p text:style-name="P7">f.<text:tab/>Why has SaaS become so successful?</text:p>
      <text:p text:style-name="P1">9.<text:tab/>For each of <text:s/>the following workstyles: <text:s/>Rational Extrovert, Rational Introvert, Intuitive Extrovert and Intuitive Introvert:</text:p>
      <text:p text:style-name="P7">a.<text:tab/>Describe the typical characteristics of each.</text:p>
      <text:p text:style-name="P7">b.<text:tab/>Describe how they would typically interact/communicate with others.</text:p>
      <text:p text:style-name="P7">c.<text:tab/>Describe how you should interact/communicate with them in order to be effective.</text:p>
      <text:p text:style-name="P13"/>
      <text:p text:style-name="P14">ANS. <text:span text:style-name="T3">9</text:span>: <text:s/></text:p>
      <text:p text:style-name="P8">Pivotal Tracker URL: <text:s/><text:span text:style-name="T3">https://www.pivotaltracker.com/n/projects/1339666/stories/94014924</text:span></text:p>
      <text:p text:style-name="P8">Owner Name: <text:s/><text:span text:style-name="T3">Benny Mei</text:span></text:p>
      <text:p text:style-name="P8">Initial Answer:</text:p>
      <text:p text:style-name="P11">a. <text:s text:c="3"/>Describe the typical characteristics of each.</text:p>
      <text:p text:style-name="P11">Extroverts tell their thoughts. Introverts ask for suggestions. Intuitives base decisions on feelings. Rationals base decisions on facts and options. Rational extroverts tell others and decide logically. Rational introverts ask others and decide logically. Intuitive extroverts tell others and acknowledge feelings. Intuitive introverts ask others and acknowledge feelings.</text:p>
      <text:p text:style-name="P11"><text:soft-page-break/></text:p>
      <text:p text:style-name="P11">For example, rational extroverts judge their colleagues based on results. Their top priority when making decisions is efficiency. Rational extroverts are good at making sound decisions quickly, and only cares about the bottom line.</text:p>
      <text:p text:style-name="P11"/>
      <text:p text:style-name="P11">Rational introverts however, judge their colleagues by how busy they look. They have little tolerance for people who don’t look like they are working hard. Rational introverts are good workers - they are thorough and accurate. However, they tend to not make decisions without all of the information.</text:p>
      <text:p text:style-name="P11"/>
      <text:p text:style-name="P11">Intuitive extroverts thrive on colleagues’ attention, and want to be liked. They are sensitive and aware of the emotional reactions regarding their actions. They are good listeners and the main person who project members turn to for understanding. Intuitive extroverts take their time making decisions - they want to make the right decision based on all information, as well as relational dependencies/emotional involvement.</text:p>
      <text:p text:style-name="P11"/>
      <text:p text:style-name="P11">b. <text:s text:c="3"/>Describe how they would typically interact/communicate with others.</text:p>
      <text:p text:style-name="P11"/>
      <text:p text:style-name="P11">Rational extroverts and intuitive extroverts will tell others when work must be ready. Rational extroverts will set a schedule by themselves and expect others to follow them. Intuitive extroverts will help others to build a schedule that works for both parties. </text:p>
      <text:p text:style-name="P11"/>
      <text:p text:style-name="P11">Rational introverts and intuitive introverts will ask others when work will be ready. Rational introverts will tend to ask why something hasn’t been finished. Intuitive introverts, however, will offer to help complete tasks.</text:p>
      <text:p text:style-name="P11"/>
      <text:p text:style-name="P11">c. <text:s text:c="3"/>Describe how you should interact/communicate with them in order to be effective.</text:p>
      <text:p text:style-name="P11"/>
      <text:p text:style-name="P11">In order to effectively interact with introverts, it is important to provide a lot of information and let them draw their own conclusions based on the information. When working with extroverts, it is important to include questions so they can ask what they want or need. Intuitive people like to be asked for ideas on how to solve problems. Rational people prefer facts and figures when making decisions, not judgements or feelings. </text:p>
      <text:p text:style-name="P11"/>
      <text:p text:style-name="P11">When assigning tasks to people, introverts may prefer design and developments that require new ideas. Rational people may prefer maintenance programming and other tasks that require attention to detail and analysis of complex results. Extroverts prefer tasks where they direct others via a lot of communication and interaction. Introverts may prefer tasks where they gather information from other people.</text:p>
      <text:p text:style-name="P11"/>
      <text:p text:style-name="P11">References: Projects and People Slideshow available on the course website.</text:p>
      <text:p text:style-name="P10"/>
      <text:p text:style-name="P8">Collaborators: <text:s/>&lt;Collaborator names&gt;</text:p>
      <text:p text:style-name="P8">Collaborator URL: <text:s/>&lt;Hangout on Air URL&gt;</text:p>
      <text:p text:style-name="P8">Collaborator Comments:</text:p>
      <text:p text:style-name="P10">&lt;Comment, Name&gt;<text:line-break/>&lt;Comment, Name&gt; <text:s/>&lt;etc.&gt;</text:p>
      <text:p text:style-name="P8">Updated Answer:</text:p>
      <text:p text:style-name="P10">&lt;Updated Answer&gt;</text:p>
      <text:p text:style-name="P10">&lt;Additional References&gt;</text:p>
      <text:p text:style-name="P10"/>
      <text:p text:style-name="P8">Reviewer: <text:s/>&lt;Reviewer Names&gt;</text:p>
      <text:p text:style-name="P8">Review URL: <text:s/>&lt;Hangout on Air URL&gt;</text:p>
      <text:p text:style-name="P8">Reviewer Comments:</text:p>
      <text:p text:style-name="P10">&lt;Comment, Name&gt;</text:p>
      <text:p text:style-name="P10"><text:soft-page-break/>&lt;Comment, Name&gt; <text:s/>&lt;etc.&gt;</text:p>
      <text:p text:style-name="P8">Updated Answer:</text:p>
      <text:p text:style-name="P10">&lt;Updated Answer&gt;</text:p>
      <text:p text:style-name="P10">&lt;Additional References&gt;</text:p>
      <text:p text:style-name="P10"/>
      <text:p text:style-name="P8">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3"/>
      <text:p text:style-name="P13"/>
      <text:p text:style-name="P1">10.<text:tab/>Answer the following with respect to scheduling (illustrate as necessary):</text:p>
      <text:p text:style-name="P7">a.<text:tab/>Describe what a PERT chart is, what it shows and what its limitations are (draw illustrations).</text:p>
      <text:p text:style-name="P7">b.<text:tab/>Describe what a Gantt chart is, its similarities to a PERT chart and its differences (draw illustrations).</text:p>
      <text:p text:style-name="P7">c.<text:tab/>Discuss how scheduling is handled in an Agile project.</text:p>
      <text:p text:style-name="P1">11.<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7">a.<text:tab/>at the client-server layer.</text:p>
      <text:p text:style-name="P7">b.<text:tab/>at the three-tier shared nothing layer.</text:p>
      <text:p text:style-name="P7">c.<text:tab/>at the model-view-controller layer within the application tier.</text:p>
      <text:p text:style-name="P7">d.<text:tab/>at the software implementation layer within the model-view-controller layer.</text:p>
      <text:p text:style-name="P1">12.<text:tab/>Pipes-and-Filters, Client-Server, Peer-to-Peer and Layered are some of the major architectural styles used today.</text:p>
      <text:p text:style-name="P7">a.<text:tab/>Define each (illustrate as necessary).</text:p>
      <text:p text:style-name="P7">b.<text:tab/>Provide an example of where/how each would typically be used.</text:p>
      <text:p text:style-name="P7">c.<text:tab/>Discuss the advantages and disadvantages of each.</text:p>
      <text:p text:style-name="P1">13.<text:tab/>Answer the following:</text:p>
      <text:p text:style-name="P7">a.<text:tab/>Define and describe the protocols on which HTTP is dependent.</text:p>
      <text:p text:style-name="P7">b.<text:tab/>What is the significance of the IP address 127.0.0.1?</text:p>
      <text:p text:style-name="P7">c.<text:tab/>What is a port and how/why is it used? <text:s/>What port is used by Web servers?</text:p>
      <text:p text:style-name="P7">d.<text:tab/>Explain what a URI is and describe in detail its basic structure.</text:p>
      <text:p text:style-name="P7">e.<text:tab/>Define and describe DNS. <text:s/>Would it be possible to make an internet connection without it?</text:p>
      <text:p text:style-name="P7">f.<text:tab/>Explain how HTTP is a 'stateless protocol'. <text:s/>If this is so, how can a server know that two different requests are actually from the same user?</text:p>
      <text:p text:style-name="P1">14.<text:tab/>Answer the following: </text:p>
      <text:p text:style-name="P7">a.<text:tab/>Describe each of the four different HTTP methods and explain when/how they are used.</text:p>
      <text:p text:style-name="P7">b.<text:tab/>What is REST and how is it implemented? </text:p>
      <text:p text:style-name="P7">c.<text:tab/>Why is REST such an important organizing principle in Web applications?</text:p>
      <text:p text:style-name="P7">d.<text:tab/>How are the HTML tag attributes id and class used?</text:p>
      <text:p text:style-name="P7">e.<text:tab/>How are CSS selectors used?</text:p>
      <text:p text:style-name="P1">15.<text:tab/>The three pillars of Ruby are: <text:s/>Everything is an object, every operation is a method call . . . , and all programming is metaprogramming.</text:p>
      <text:p text:style-name="P7">a.<text:tab/>Define and explain each of these.</text:p>
      <text:p text:style-name="P7">b.<text:tab/>Provide two examples of each.</text:p>
      <text:p text:style-name="P7">c.<text:tab/>Define and discuss 'duck typing' and its relationship to mix-ins.</text:p>
      <text:p text:style-name="P1"><text:soft-page-break/>16.<text:tab/>Answer the following with respect to the Ruby language:</text:p>
      <text:p text:style-name="P7">a.<text:tab/>Do objects have types? <text:s/>Do the variables that point to objects have types?</text:p>
      <text:p text:style-name="P7">b.<text:tab/>What is the difference between the variable @name and the variable @@name?</text:p>
      <text:p text:style-name="P7">c.<text:tab/>What happens when a method is invoked on an object, but the method cannot be found in the receiver's class?</text:p>
      <text:p text:style-name="P7">d.<text:tab/>What iterator method is available to all collection-like Ruby classes?</text:p>
      <text:p text:style-name="P7">e.<text:tab/>Define and discuss the scoping rules for local variables.</text:p>
      <text:p text:style-name="P7">f.<text:tab/>Define and discuss 'poetry' mode.</text:p>
      <text:p text:style-name="P7">g.<text:tab/>Define and discuss closures.</text:p>
      <text:p text:style-name="P7">h.<text:tab/>Explain the purpose of the yield statement.</text:p>
      <text:p text:style-name="P1">17.<text:tab/>Answer the following:</text:p>
      <text:p text:style-name="P7">a.<text:tab/>Define framework and explain its benefits.</text:p>
      <text:p text:style-name="P7">b.<text:tab/>Is a framework the same or different from a toolkit? <text:s/>Explain.</text:p>
      <text:p text:style-name="P7">c.<text:tab/>How is an architecture or design pattern related to a framework?</text:p>
      <text:p text:style-name="P7">d.<text:tab/>Discuss convention over configuration with respect to the Rails framework.</text:p>
      <text:p text:style-name="P7">e.<text:tab/>In Rails, how does a redirect work, and when should it be used?</text:p>
      <text:p text:style-name="P7">f.<text:tab/>Describe the 'flash', and explain when and how it is used.</text:p>
      <text:p text:style-name="P7">g.<text:tab/>Describe the session hash, and explain when and how it is used.</text:p>
      <text:p text:style-name="P1">18.<text:tab/>Answer the following:</text:p>
      <text:p text:style-name="P7">a.<text:tab/>Define and describe the SMART guidelines for user stories.</text:p>
      <text:p text:style-name="P7">b.<text:tab/>Show and explain the proper format for a user story as developed by Connextra.</text:p>
      <text:p text:style-name="P7">c.<text:tab/>What is a storyboard and what is its relationship to a Lo-Fi User Interface sketch?</text:p>
      <text:p text:style-name="P7">d.<text:tab/>Explain what is meant by 'Code Smells'.</text:p>
      <text:p text:style-name="P7">e.<text:tab/>Describe and explain the SOFA guidelines for creating a well-written method.</text:p>
      <text:p text:style-name="P1">19.<text:tab/>Answer the following:</text:p>
      <text:p text:style-name="P7">a.<text:tab/>What is BDD and what is its purpose?</text:p>
      <text:p text:style-name="P7">b.<text:tab/>What tool do we use to transform user stories into acceptance and integration tests?</text:p>
      <text:p text:style-name="P7">c.<text:tab/>What tool do we use to simulate the user interacting with the browser to perform steps of a scenario?</text:p>
      <text:p text:style-name="P7">d.<text:tab/>Define and explain the difference between validation and verification</text:p>
      <text:p text:style-name="P7">e.<text:tab/>Explain what is meant by regression testing and its relationship to cycling.</text:p>
      <text:p text:style-name="P7">f.<text:tab/>Define and explain the use of stubs and drivers for testing in the context of Plan and Document testing methods.</text:p>
      <text:p text:style-name="P7">g.<text:tab/>Define and describe the following types of Plan and Document integration testing methods: <text:s/>Modified bottom-up, Modified Top-down, Modified Sandwich and Big Bang (Make sure you discuss it with respect to stubs and drivers).</text:p>
      <text:p text:style-name="P1">20.<text:tab/>Answer the following:</text:p>
      <text:p text:style-name="P7">a.<text:tab/>Define and explain the meaning of FIRST.</text:p>
      <text:p text:style-name="P7">b.<text:tab/>Describe and explain what is meant by TDD aka Red-Green-Refactor?</text:p>
      <text:p text:style-name="P7">c.<text:tab/>Define and describe RSpec and explain what it does.</text:p>
      <text:p text:style-name="P7">d.<text:tab/>Explain what code coverage means and discuss the various ways in which it can be measured.</text:p>
      <text:p text:style-name="P7">e.<text:tab/>Explain what is meant by the following Plan and Document testing methods: <text:s/>black box, white, grey box, mutation and fuzz.</text:p>
      <text:p text:style-name="P7">f.<text:tab/>Define exhaustive testing and explain how it can be implemented (or not).</text:p>
      <text:p text:style-name="P1">21.<text:tab/>Answer the following with respect to RSpec:</text:p>
      <text:p text:style-name="P7">a.<text:tab/>What is an expectation and how is it implemented?</text:p>
      <text:p text:style-name="P7">b.<text:tab/>What is a matcher? <text:s/>Give two examples of built in matchers.</text:p>
      <text:p text:style-name="P7">c.<text:tab/>Define and describe seam and explain how it is used.</text:p>
      <text:p text:style-name="P7">d.<text:tab/>Define and describe mock and explain how it is used.</text:p>
      <text:p text:style-name="P7">e.<text:tab/>Define and describe stub and explain how it is used.</text:p>
      <text:p text:style-name="P7">f.<text:tab/>Why is it so important to completely isolate the unit under test?</text:p>
      <text:p text:style-name="P7">g.<text:tab/>How do we insure that the unit under test is completely isolated?</text:p>
      <text:p text:style-name="P1">22.<text:tab/>Some Plan and Document process models employ Formal Methods. <text:s/>The Cleanroom process model, described in Appendix B is one of these.</text:p>
      <text:p text:style-name="P7"><text:soft-page-break/>a.<text:tab/>What would be the advantages or disadvantages of replacing unit testing with inspection and formal verification (is it practical? <text:s/>would it be sufficiently accurate?)</text:p>
      <text:p text:style-name="P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7">c.<text:tab/>Although Cleanroom may seem to be the antithesis of Agile, are there any similarities between its practices and any Agile practices (Are there any 'best practices' they hold in common)?</text:p>
      <text:p text:style-name="P1">23.<text:tab/>Appendix C consists of a blend of the pseudocode and actual ruby code for a method.</text:p>
      <text:p text:style-name="P7">a.<text:tab/>Draw and label a flow graph for the given method.</text:p>
      <text:p text:style-name="P7">b.<text:tab/>Determine the following with respect to the flow graph: <text:s/>number of regions, number of predicates, number of nodes and number of edges.</text:p>
      <text:p text:style-name="P7">c.<text:tab/>Compute the Cyclomatic Complexity for the given method and show how it is derived by three separate methods.</text:p>
      <text:p text:style-name="P7">d.<text:tab/>Derive and list the basis paths set for the given method.</text:p>
      <text:p text:style-name="P7">e.<text:tab/>Explain how this information can be used when designing unit tests for the given method.</text:p>
      <text:p text:style-name="P1">24.<text:tab/>Answer the following:</text:p>
      <text:p text:style-name="P7">a.<text:tab/>Define and describe a partial, and explain how to use it.</text:p>
      <text:p text:style-name="P7">b.<text:tab/>Define and describe advice and provide an example of it.</text:p>
      <text:p text:style-name="P7">c.<text:tab/>Can advice change the flow of execution in a Rails application? <text:s/>Give examples.</text:p>
      <text:p text:style-name="P7">d.<text:tab/>Define and describe a join point.</text:p>
      <text:p text:style-name="P7">e.<text:tab/>Define and describe pointcut, and explain how it is related to join points.</text:p>
      <text:p text:style-name="P7">f.<text:tab/>Define and describe AOP and explain what makes up an aspect.</text:p>
      <text:p text:style-name="P7">g.<text:tab/>What are the advantages and disadvantages of using AOP?</text:p>
      <text:p text:style-name="P1">25.<text:tab/>Answer the following:</text:p>
      <text:p text:style-name="P7">a.<text:tab/>Explain the difference between authentication and authorization.</text:p>
      <text:p text:style-name="P7">b.<text:tab/>What is the relationship between third-part authentication and single sign-on?</text:p>
      <text:p text:style-name="P7">c.<text:tab/>Give an example of an authorization provider.</text:p>
      <text:p text:style-name="P7">d.<text:tab/>What would you use to cleanly indicate that a user has been authenticated in a Rails app?</text:p>
      <text:p text:style-name="P7">e.<text:tab/>How can you identify model attributes that should be excluded from mass assignment?</text:p>
      <text:p text:style-name="P7">f.<text:tab/>What is an association, and what kinds of associations are possible among application entities?</text:p>
      <text:p text:style-name="P7">g.<text:tab/>Identify and describe the mechanism provided by relational databases to model associations.</text:p>
      <text:p text:style-name="P1">26.<text:tab/>Answer the following:</text:p>
      <text:p text:style-name="P7">a.<text:tab/>What is the type of association in Rails that handles indirect relationships?</text:p>
      <text:p text:style-name="P7">b.<text:tab/>Given:</text:p>
      <text:p text:style-name="P12">Class Moviegoer</text:p>
      <text:p text:style-name="P12"><text:s text:c="2"/>has_many:reviews</text:p>
      <text:p text:style-name="P9">How can we establish an association that can give us the movies that a moviegoer has reviewed?</text:p>
      <text:p text:style-name="P7">c.<text:tab/>What is the RESTful way to create routes for associations?</text:p>
      <text:p text:style-name="P7">d.<text:tab/>Show the RESTful way to create a route for movies and its associated item reviews.</text:p>
      <text:p text:style-name="P7">e.<text:tab/>What should be a concern if a movie is then deleted?</text:p>
      <text:p text:style-name="P7">f.<text:tab/>What is a named scope, and how is it used?</text:p>
      <text:p text:style-name="P7">g.<text:tab/>Does using a named scope incur performance penalties? <text:s/>Why or why not?</text:p>
      <text:p text:style-name="P1">27.<text:tab/>Answer the following:</text:p>
      <text:p text:style-name="P7">a.<text:tab/>Define and describe the DOM.</text:p>
      <text:p text:style-name="P7">b.<text:tab/>When user interaction generates a browser event, what can JavaScript code do with respect to the DOM?</text:p>
      <text:p text:style-name="P7">c.<text:tab/>Define and describe AJAX.</text:p>
      <text:p text:style-name="P7">d.<text:tab/>What tool do we use to test JavaScript and AJAX?</text:p>
      <text:p text:style-name="P7">e.<text:tab/>What is the advantage of using AJAX to make HTTP requests to a Web server?</text:p>
      <text:p text:style-name="P7">f.<text:tab/>Define and describe 'graceful degradation'.</text:p>
      <text:p text:style-name="P1">28.<text:tab/>Answer the following:</text:p>
      <text:p text:style-name="P7">a.<text:tab/>Describe and discuss four language features that JavaScript shares with Ruby.</text:p>
      <text:p text:style-name="P7"><text:soft-page-break/>b.<text:tab/>Does JavaScript have classes? <text:s/>Explain.</text:p>
      <text:p text:style-name="P7">c.<text:tab/>How should JavaScript code be related to HTML page markup?</text:p>
      <text:p text:style-name="P7">d.<text:tab/>Define and describe JSAPI.</text:p>
      <text:p text:style-name="P7">e.<text:tab/>Define and describe jQuery, and explain how it is used.</text:p>
      <text:p text:style-name="P1">29.<text:tab/>Answer the following with respect to Design Patterns:</text:p>
      <text:p text:style-name="P7">a.<text:tab/>Explain in detail the meaning and reasoning behind the following slogans:</text:p>
      <text:p text:style-name="P7">Prefer Composition and Delegation over Inheritance.</text:p>
      <text:p text:style-name="P7">Program to an Interface, not to an Implementation.</text:p>
      <text:p text:style-name="P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Define and describe each of these design patterns (Observer, Composite, and Strategy).</text:p>
      <text:p text:style-name="P7">Explain where (i.e., what tier?) and how MVC is implemented in Ruby on Rails applications.</text:p>
      <text:p text:style-name="P7">c.<text:tab/>Define and describe one creational pattern, one structural pattern (other than Composite), and provide examples of each</text:p>
      <text:p text:style-name="P1">30.<text:tab/>Answer the following with respect to Design Patterns:</text:p>
      <text:p text:style-name="P7">a.<text:tab/>Define and describe each of the SOLID principles (as modified for Ruby on Rails applications) in detail. <text:s text:c="2"/></text:p>
      <text:p text:style-name="P7">b.<text:tab/>For each of the above principles, describe symptoms of its violation and discuss refactoring actions that should be taken to remedy such problems.</text:p>
      <text:p text:style-name="P7">c.<text:tab/>Define and describe four general problems that can thwart productivity when SOLID principles are ignored.</text:p>
      <text:p text:style-name="P7"/>
      <text:p text:style-name="P21">ANS. <text:span text:style-name="T4">30</text:span>: <text:s/></text:p>
      <text:p text:style-name="P19">Pivotal Tracker URL: <text:s/><text:span text:style-name="T4">https://www.pivotaltracker.com/n/projects/1339666/stories/94011192</text:span></text:p>
      <text:p text:style-name="P19">Owner Name: <text:s/><text:span text:style-name="T4">Benny Mei</text:span></text:p>
      <text:p text:style-name="P19">Initial Answer:</text:p>
      <text:p text:style-name="P20">&lt;Initial Answer&gt;</text:p>
      <text:p text:style-name="P20">&lt;References&gt;</text:p>
      <text:p text:style-name="P20"/>
      <text:p text:style-name="P19">Collaborators: <text:s/>&lt;Collaborator names&gt;</text:p>
      <text:p text:style-name="P19">Collaborator URL: <text:s/>&lt;Hangout on Air URL&gt;</text:p>
      <text:p text:style-name="P19">Collaborator Comments:</text:p>
      <text:p text:style-name="P20">&lt;Comment, Name&gt;<text:line-break/>&lt;Comment, Name&gt; <text:s/>&lt;etc.&gt;</text:p>
      <text:p text:style-name="P19">Updated Answer:</text:p>
      <text:p text:style-name="P20">&lt;Updated Answer&gt;</text:p>
      <text:p text:style-name="P20">&lt;Additional References&gt;</text:p>
      <text:p text:style-name="P20"/>
      <text:p text:style-name="P19">Reviewer: <text:s/>&lt;Reviewer Names&gt;</text:p>
      <text:p text:style-name="P19">Review URL: <text:s/>&lt;Hangout on Air URL&gt;</text:p>
      <text:p text:style-name="P19">Reviewer Comments:</text:p>
      <text:p text:style-name="P20">&lt;Comment, Name&gt;</text:p>
      <text:p text:style-name="P20">&lt;Comment, Name&gt; <text:s/>&lt;etc.&gt;</text:p>
      <text:p text:style-name="P19">Updated Answer:</text:p>
      <text:p text:style-name="P20">&lt;Updated Answer&gt;</text:p>
      <text:p text:style-name="P20">&lt;Additional References&gt;</text:p>
      <text:p text:style-name="P20"/>
      <text:p text:style-name="P19">Refactors:</text:p>
      <text:p text:style-name="P20">&lt;Comment, Name&gt;</text:p>
      <text:p text:style-name="P20">&lt;Updated Answer&gt;</text:p>
      <text:p text:style-name="P20">&lt;Additional References&gt;</text:p>
      <text:p text:style-name="P20"/>
      <text:p text:style-name="P20"><text:soft-page-break/>&lt;Comment, Name&gt;</text:p>
      <text:p text:style-name="P20">&lt;Updated Answer&gt;</text:p>
      <text:p text:style-name="P20">&lt;Additional References&gt; &lt;for each refactor&gt;</text:p>
      <text:p text:style-name="P7"/>
      <text:p text:style-name="P7"/>
      <text:p text:style-name="P7"/>
      <text:p text:style-name="P7"/>
      <text:p text:style-name="P1">31.<text:tab/>Answer the following:</text:p>
      <text:p text:style-name="P7">a.<text:tab/>Define responsiveness and discuss its components.</text:p>
      <text:p text:style-name="P7">b.<text:tab/>Discuss two measurements of latency and describe what they show.</text:p>
      <text:p text:style-name="P7">c.<text:tab/>Define and describe PaaS, and explain what can be done to circumvent or delay its abandonment.</text:p>
      <text:p text:style-name="P7">d.<text:tab/>Define and describe the three principles that should be followed to keep SaaS apps secure.</text:p>
      <text:p text:style-name="P7">e.<text:tab/>Explain SQL injection and how to defend against it.</text:p>
      <text:p text:style-name="P1">32.<text:tab/>Answer the following:</text:p>
      <text:p text:style-name="P7">a.<text:tab/>Explain in detailed steps how partial migrations and feature flags can be used to perform a complex update of an app's code and schema.</text:p>
      <text:p text:style-name="P7">b.<text:tab/>Define caching, explain how it can take place at multiple levels, and discuss how it can help SaaS performance.</text:p>
      <text:p text:style-name="P7">c.<text:tab/>Describe two sources of abusive queries and how to avoid them.</text:p>
      <text:list xml:id="list2906185791465014817" text:style-name="L2">
        <text:list-item>
          <text:p text:style-name="P18">Define and describe software rejuvenation and discuss a major problem it alleviates.</text:p>
          <text:p text:style-name="P16"/>
        </text:list-item>
      </text:list>
      <text:p text:style-name="P1"/>
      <text:p text:style-name="P1"/>
      <text:p text:style-name="P1"/>
      <text:p text:style-name="P1"/>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7">a.<text:tab/>What were the most important (to you, personally) concepts, principles, skills, tools, etc. that you learned/mastered throughout the semester.</text:p>
      <text:p text:style-name="P7">b.<text:tab/>Note any concepts, principles, skills, tools, etc. that you would have liked to learn, but that we didn't cover.</text:p>
      <text:p text:style-name="P7">c.<text:tab/>List everything that you feel you did especially well this semester (master specific tools, languages, skills, etc., contribute to the project in a specific way, etc., learn and implement specific things quickly, etc.).</text:p>
      <text:p text:style-name="P7">d.<text:tab/>List anything that that you feel that you didn't do as well, or that didn't go as well as you hoped (getting a list of these items will help me to improve the class schedule in future semesters).</text:p>
      <text:p text:style-name="P7">e.<text:tab/>THANK YOU!</text:p>
      <text:p text:style-name="P1"/>
      <text:p text:style-name="P1"> </text:p>
      <text:p text:style-name="P1"/>
      <text:p text:style-name="P5">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D for an explanation and example. <text:s/>The following is a Trade Study problem:</text:p>
      <text:p text:style-name="P1">Our customer wants an inventory system for her furniture warehouse and sales division</text:p>
      <text:p text:style-name="P1"/>
      <text:p text:style-name="P1">SLOC (Source Lines of Code)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5"/>
      <text:p text:style-name="P3">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3">Appendix B</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7">1.<text:tab/>Black box (will generate result R after applying function f to input S)</text:p>
      <text:p text:style-name="P7">2.<text:tab/>State box (given current state, system will transition to new state and generate result R after applying function f to input S)</text:p>
      <text:p text:style-name="P7">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6">Appendix C</text:p>
      <text:p text:style-name="P4"><text:s text:c="2"/>def index</text:p>
      <text:p text:style-name="P4"><text:s text:c="4"/>@all_ratings = Movie.all_ratings</text:p>
      <text:p text:style-name="P4"><text:s text:c="4"/>IF params[:ratings] != {}</text:p>
      <text:p text:style-name="P4"><text:s text:c="4"/>THEN</text:p>
      <text:p text:style-name="P4"><text:s text:c="6"/>@selected_ratings = params[:ratings]</text:p>
      <text:p text:style-name="P4"><text:s text:c="4"/>ELSE</text:p>
      <text:p text:style-name="P4"><text:s text:c="6"/>IF session[:ratings] != {}</text:p>
      <text:p text:style-name="P4"><text:s text:c="6"/>THEN</text:p>
      <text:p text:style-name="P4"><text:s text:c="8"/>@selected_ratings = session[:ratings]</text:p>
      <text:p text:style-name="P4"><text:s text:c="6"/>ELSE</text:p>
      <text:p text:style-name="P4"><text:s text:c="8"/>@selected_ratings = {} </text:p>
      <text:p text:style-name="P4"><text:s text:c="6"/>ENDIF</text:p>
      <text:p text:style-name="P4"><text:s text:c="4"/>ENDIF</text:p>
      <text:p text:style-name="P4"><text:s text:c="4"/>IF @selected_ratings == {}</text:p>
      <text:p text:style-name="P4"><text:s text:c="4"/>THEN</text:p>
      <text:p text:style-name="P4"><text:s text:c="6"/>@selected_ratings = </text:p>
      <text:p text:style-name="P4"><text:s text:c="8"/>Hash[@all_ratings.map{|rating| [rating, rating]}]</text:p>
      <text:p text:style-name="P4"><text:s text:c="4"/>ENDIF</text:p>
      <text:p text:style-name="P4"><text:s text:c="4"/>sort = params[:sort] || session[:sort]</text:p>
      <text:p text:style-name="P4"><text:s text:c="4"/>IF sort == 'title'</text:p>
      <text:p text:style-name="P4"><text:s text:c="4"/>THEN</text:p>
      <text:p text:style-name="P4"><text:s text:c="6"/>order = {:order =&gt; :title} </text:p>
      <text:p text:style-name="P4"><text:s text:c="6"/>@title_hdr = 'hilite'</text:p>
      <text:p text:style-name="P4"><text:s text:c="4"/>ELSE</text:p>
      <text:p text:style-name="P4"><text:s text:c="6"/>IF sort == 'release_date'</text:p>
      <text:p text:style-name="P4"><text:s text:c="6"/>THEN</text:p>
      <text:p text:style-name="P4"><text:s text:c="8"/>order = {:order =&gt; :release_date}</text:p>
      <text:p text:style-name="P4"><text:s text:c="8"/>@release_date_hdr = 'hilite'</text:p>
      <text:p text:style-name="P4"><text:s text:c="6"/>ENDIF</text:p>
      <text:p text:style-name="P4"><text:s text:c="4"/>ENDIF </text:p>
      <text:p text:style-name="P4"><text:s text:c="4"/>IF params[:ratings]!=session[:ratings] <text:s/></text:p>
      <text:p text:style-name="P4"><text:s text:c="4"/>OR</text:p>
      <text:p text:style-name="P4"><text:s text:c="6"/>params[:sort]!=session[:sort]</text:p>
      <text:p text:style-name="P4"><text:s text:c="4"/>THEN</text:p>
      <text:p text:style-name="P4"><text:s text:c="6"/>session[:ratings] = @selected_ratings</text:p>
      <text:p text:style-name="P4"><text:s text:c="6"/>session[:sort] = sort</text:p>
      <text:p text:style-name="P4"><text:s text:c="6"/>flash.keep</text:p>
      <text:p text:style-name="P4"><text:s text:c="6"/>redirect_to :ratings =&gt; @selected_ratings, :sort =&gt; sort </text:p>
      <text:p text:style-name="P4"><text:s text:c="4"/>ELSE </text:p>
      <text:p text:style-name="P4"><text:s text:c="6"/>@movies = </text:p>
      <text:p text:style-name="P4"><text:s text:c="8"/>Movie.find_all_by_rating(@selected_ratings.keys, order) </text:p>
      <text:p text:style-name="P4"><text:s text:c="4"/>ENDIF</text:p>
      <text:p text:style-name="P4"><text:s text:c="2"/>END index</text:p>
      <text:p text:style-name="P1"/>
      <text:p text:style-name="P6">Appendix D</text:p>
      <text:p text:style-name="P1">Trade Studies</text:p>
      <text:p text:style-name="P1">•<text:tab/>Process used to make preferred technical decision</text:p>
      <text:p text:style-name="P7">o<text:tab/>Considers a variety of alternatives</text:p>
      <text:p text:style-name="P7">o<text:tab/>Examines both weaknesses and strengths associated with a particular decision</text:p>
      <text:p text:style-name="P7">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7">o<text:tab/>Within a range/outside a range</text:p>
      <text:p text:style-name="P7">o<text:tab/>More is better/less is better</text:p>
      <text:p text:style-name="P7">o<text:tab/>Present/not present</text:p>
      <text:p text:style-name="P7">o<text:tab/>The weight assigned to a criterion indicates its importance relative to other criteria</text:p>
      <text:p text:style-name="P7">o<text:tab/>May use Delphi process to identify criteria and assign formulas and weights</text:p>
      <text:p text:style-name="P9"><text:tab/>Have set of expert stakeholders determine criteria</text:p>
      <text:p text:style-name="P9"><text:tab/>Have each assign weight to each criteria anonymously</text:p>
      <text:p text:style-name="P9"><text:tab/>Discuss if wide variance</text:p>
      <text:p text:style-name="P9"><text:tab/>Repeat last two steps until convergence</text:p>
      <text:p text:style-name="P1">•<text:tab/>Calculate weighted values for each criterion for each candidate</text:p>
      <text:p text:style-name="P1">•<text:tab/>Convert each set of values to a utility score</text:p>
      <text:p text:style-name="P7">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5">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text:p text:style-name="P1">I didn't have time to properly format the tables, I will try to do this over the weekend and merge to GitHu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472in" fo:margin-left="0.472in" fo:margin-right="0.47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2:40:41</meta:creation-date>
    <dc:date>2015-05-07T21:27:47.267546192</dc:date>
    <meta:editing-duration>PT18M28S</meta:editing-duration>
    <meta:editing-cycles>5</meta:editing-cycles>
    <meta:generator>LibreOffice/4.3.7.2$Linux_X86_64 LibreOffice_project/430m0$Build-2</meta:generator>
    <meta:document-statistic meta:table-count="0" meta:image-count="0" meta:object-count="0" meta:page-count="18" meta:paragraph-count="535" meta:word-count="5874" meta:character-count="36282" meta:non-whitespace-character-count="30426"/>
  </office:meta>
</office:document-meta>
</file>